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4, 1895</text:p>
      <text:p text:style-name="P5">Month<text:tab/><text:tab/><text:tab/><text:tab/><text:tab/><text:tab/>April</text:p>
      <text:p text:style-name="P5">Year<text:tab/><text:tab/><text:tab/><text:tab/><text:tab/><text:tab/>1895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Sunday afternoon, April 14. 1895/</text:p>
      <text:p text:style-name="P2">Honorable Joseph Blumenthal/</text:p>
      <text:p text:style-name="P2">My Dear Sir/</text:p>
      <text:p text:style-name="P2"><text:tab/>I have just returned from addressing the Hebrah Bickur/ Cholim; Mr. Charles Hoffman made a powerful appeal on behalf of the/ Seminary and Mr. E. L. Rothschild added some kind words. <text:s/>From 21 to/ 23 became annual subscribers; at a meeting in Rev. N. Iliowizi's/ congregation 5 or 6 joined the institution, and Mr. Rothschild tells me/ that he has also several names. <text:s/>A circular has also been prepared to/ be forwarded to small congregations in Pennsylvania and perhaps further./ <text:s/>I shall look over it immediately after the holidays. <text:s/>I am in receipt/ of several applications for teachers in the Seminary. <text:s/>I have acknowledged/ receipt, but promised nothing. <text:s/>Please, let no influence be brought to/ <text:soft-page-break/>bear on the selection of any. <text:s/>Experience demands that we shall exercise/ extreme caution. <text:s/>I cannot hope to be in N. Y. this week, but I do trust/ that nothing will prevent my coming next week. <text:s/>I shall let you know,/ for I must positively see you. <text:s/>How about the ticket?/</text:p>
      <text:p text:style-name="P2"><text:tab/>In haste,/ Yours truly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4:21:03.29</meta:creation-date>
    <dc:date>2011-12-22T14:30:52.78</dc:date>
    <dc:creator>Penn Libraries</dc:creator>
    <meta:editing-duration>PT00H09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351" meta:character-count="2364"/>
  </office:meta>
</office:document-meta>
</file>